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6.879cm" table:align="left" fo:background-color="#f9f9f9">
        <style:background-image/>
      </style:table-properties>
    </style:style>
    <style:style style:name="Tabella1.A" style:family="table-column">
      <style:table-column-properties style:column-width="6.879cm"/>
    </style:style>
    <style:style style:name="Tabella1.A1" style:family="table-cell">
      <style:table-cell-properties style:vertical-align="middle" fo:background-color="#cccc99" fo:padding="0.053cm" fo:border="none">
        <style:background-image/>
      </style:table-cell-properties>
    </style:style>
    <style:style style:name="Tabella1.A2" style:family="table-cell">
      <style:table-cell-properties style:vertical-align="middle" fo:padding="0.053cm" fo:border="none"/>
    </style:style>
    <style:style style:name="Tabella2" style:family="table">
      <style:table-properties style:width="6.149cm" table:align="left" style:writing-mode="lr-tb"/>
    </style:style>
    <style:style style:name="Tabella2.A" style:family="table-column">
      <style:table-column-properties style:column-width="6.149cm"/>
    </style:style>
    <style:style style:name="Tabella2.A1" style:family="table-cell">
      <style:table-cell-properties style:vertical-align="middle"/>
    </style:style>
    <style:style style:name="Tabella3" style:family="table">
      <style:table-properties style:width="3.069cm" table:align="center"/>
    </style:style>
    <style:style style:name="Tabella3.A" style:family="table-column">
      <style:table-column-properties style:column-width="1.032cm"/>
    </style:style>
    <style:style style:name="Tabella3.B" style:family="table-column">
      <style:table-column-properties style:column-width="0.979cm"/>
    </style:style>
    <style:style style:name="Tabella3.C" style:family="table-column">
      <style:table-column-properties style:column-width="1.058cm"/>
    </style:style>
    <style:style style:name="Tabella3.A1" style:family="table-cell">
      <style:table-cell-properties style:vertical-align="middle"/>
    </style:style>
    <style:style style:name="P1" style:family="paragraph" style:parent-style-name="Standard">
      <style:paragraph-properties fo:margin-top="0cm" fo:margin-bottom="0cm" style:line-height-at-least="0.635cm" fo:orphans="2" fo:widows="2"/>
      <style:text-properties fo:font-size="2pt" style:font-size-asian="2pt" style:font-size-complex="2pt"/>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padding="0cm" fo:border="none"/>
    </style:style>
    <style:style style:name="P5" style:family="paragraph" style:parent-style-name="Table_20_Contents">
      <style:paragraph-properties fo:text-align="center" style:justify-single-word="false" fo:padding="0cm" fo:border="none"/>
    </style:style>
    <style:style style:name="P6" style:family="paragraph" style:parent-style-name="Table_20_Contents">
      <style:paragraph-properties fo:padding="0cm" fo:border="none"/>
      <style:text-properties fo:color="#0645ad" style:text-line-through-style="none" style:text-underline-style="none" style:text-blinking="false"/>
    </style:style>
    <style:style style:name="P7" style:family="paragraph" style:parent-style-name="Table_20_Contents">
      <style:paragraph-properties fo:padding="0cm" fo:border="none"/>
      <style:text-properties fo:color="#0645ad" style:text-line-through-style="none" style:text-underline-style="none" style:text-blinking="false" fo:background-color="#a0ffa0"/>
    </style:style>
    <style:style style:name="P8" style:family="paragraph" style:parent-style-name="Table_20_Contents">
      <style:paragraph-properties fo:padding="0cm" fo:border="none"/>
      <style:text-properties fo:color="#0645ad" style:text-line-through-style="none" style:text-underline-style="none" style:text-blinking="false" fo:background-color="#c0ffff"/>
    </style:style>
    <style:style style:name="P9" style:family="paragraph" style:parent-style-name="Table_20_Contents">
      <style:paragraph-properties fo:padding="0cm" fo:border="none"/>
      <style:text-properties fo:color="#0645ad" style:text-line-through-style="none" style:text-underline-style="none" style:text-blinking="false" fo:background-color="#ff6666"/>
    </style:style>
    <style:style style:name="P10" style:family="paragraph" style:parent-style-name="Table_20_Contents">
      <style:paragraph-properties fo:padding="0cm" fo:border="none"/>
      <style:text-properties fo:color="#0645ad" style:text-line-through-style="none" style:text-underline-style="none" style:text-blinking="false" fo:background-color="#ffdead"/>
    </style:style>
    <style:style style:name="P11" style:family="paragraph" style:parent-style-name="Table_20_Contents">
      <style:paragraph-properties fo:padding="0cm" fo:border="none"/>
      <style:text-properties fo:color="#0645ad" style:text-line-through-style="none" style:text-underline-style="none" style:text-blinking="false" fo:background-color="#cccc99"/>
    </style:style>
    <style:style style:name="P12" style:family="paragraph" style:parent-style-name="Table_20_Contents">
      <style:paragraph-properties fo:padding="0cm" fo:border="none"/>
      <style:text-properties fo:color="#0645ad" style:text-line-through-style="none" style:text-underline-style="none" style:text-blinking="false" fo:background-color="#ffff99"/>
    </style:style>
    <style:style style:name="P13" style:family="paragraph" style:parent-style-name="Table_20_Contents">
      <style:paragraph-properties fo:padding="0cm" fo:border="none"/>
      <style:text-properties fo:color="#0645ad" style:text-line-through-style="none" style:text-underline-style="none" style:text-blinking="false" fo:background-color="#cccccc"/>
    </style:style>
    <style:style style:name="P14" style:family="paragraph" style:parent-style-name="Table_20_Contents">
      <style:paragraph-properties fo:padding="0cm" fo:border="none"/>
      <style:text-properties fo:color="#0645ad" style:text-line-through-style="none" style:text-underline-style="none" style:text-blinking="false" fo:background-color="#ffc0c0"/>
    </style:style>
    <style:style style:name="P15" style:family="paragraph" style:parent-style-name="Table_20_Contents">
      <style:paragraph-properties fo:padding="0cm" fo:border="none"/>
      <style:text-properties fo:color="#0645ad" style:text-line-through-style="none" style:text-underline-style="none" style:text-blinking="false" fo:background-color="#ffbfff"/>
    </style:style>
    <style:style style:name="P16" style:family="paragraph" style:parent-style-name="Table_20_Contents">
      <style:paragraph-properties fo:padding="0cm" fo:border="none"/>
      <style:text-properties fo:color="#0645ad" style:text-line-through-style="none" style:text-underline-style="none" style:text-blinking="false" fo:background-color="#ff99cc"/>
    </style:style>
    <style:style style:name="P17" style:family="paragraph" style:parent-style-name="Table_20_Contents">
      <style:paragraph-properties fo:padding="0cm" fo:border="none"/>
      <style:text-properties fo:color="#0645ad" style:text-line-through-style="none" style:text-underline-style="none" style:text-blinking="false" fo:background-color="#e8e8e8"/>
    </style:style>
    <style:style style:name="P18" style:family="paragraph" style:parent-style-name="Table_20_Contents">
      <style:paragraph-properties fo:padding="0cm" fo:border="none"/>
      <style:text-properties fo:font-weight="bold"/>
    </style:style>
    <style:style style:name="P19" style:family="paragraph" style:parent-style-name="Table_20_Contents">
      <style:paragraph-properties fo:text-align="end" style:justify-single-word="false" fo:padding="0cm" fo:border="none"/>
    </style:style>
    <style:style style:name="P20" style:family="paragraph" style:parent-style-name="Table_20_Contents" style:list-style-name="L1">
      <style:paragraph-properties fo:text-align="start" style:justify-single-word="false" fo:padding="0cm" fo:border="none"/>
    </style:style>
    <style:style style:name="P21" style:family="paragraph" style:parent-style-name="Table_20_Contents">
      <style:paragraph-properties fo:padding="0cm" fo:border="none"/>
      <style:text-properties fo:font-style="italic"/>
    </style:style>
    <style:style style:name="P22" style:family="paragraph" style:parent-style-name="Table_20_Contents">
      <style:paragraph-properties fo:margin-left="0cm" fo:margin-right="0cm" fo:margin-top="0cm" fo:margin-bottom="0cm" fo:text-indent="0cm" style:auto-text-indent="false" fo:padding="0cm" fo:border="none"/>
      <style:text-properties fo:color="#0645ad" style:text-line-through-style="none" style:text-underline-style="none" style:text-blinking="false" fo:background-color="#cccc99"/>
    </style:style>
    <style:style style:name="P23" style:family="paragraph" style:parent-style-name="Table_20_Contents" style:list-style-name="L1">
      <style:paragraph-properties fo:margin-left="0cm" fo:margin-right="0cm" fo:margin-top="0cm" fo:margin-bottom="0cm" fo:text-align="start" style:justify-single-word="false" fo:text-indent="0cm" style:auto-text-indent="false" fo:padding="0cm" fo:border="none"/>
    </style:style>
    <style:style style:name="P24" style:family="paragraph" style:parent-style-name="Table_20_Contents" style:list-style-name="L1">
      <style:paragraph-properties fo:margin-left="0cm" fo:margin-right="0cm" fo:text-align="start" style:justify-single-word="false" fo:text-indent="0cm" style:auto-text-indent="false" fo:padding="0cm" fo:border="none"/>
    </style:style>
    <style:style style:name="P25" style:family="paragraph" style:parent-style-name="Table_20_Contents" style:list-style-name="L1">
      <style:paragraph-properties fo:margin-top="0cm" fo:margin-bottom="0cm" fo:text-align="start" style:justify-single-word="false" fo:padding="0cm" fo:border="none"/>
    </style:style>
    <style:style style:name="P26" style:family="paragraph" style:parent-style-name="Table_20_Contents" style:list-style-name="L1">
      <style:paragraph-properties fo:margin-top="0cm" fo:margin-bottom="0.499cm" fo:text-align="start" style:justify-single-word="false" fo:padding="0cm" fo:border="none"/>
    </style:style>
    <style:style style:name="P27" style:family="paragraph" style:parent-style-name="Table_20_Heading">
      <style:paragraph-properties fo:padding="0cm" fo:border="none"/>
    </style:style>
    <style:style style:name="P28" style:family="paragraph" style:parent-style-name="Table_20_Heading">
      <style:paragraph-properties fo:text-align="center" style:justify-single-word="false" fo:padding="0cm" fo:border="none"/>
      <style:text-properties fo:color="#000000"/>
    </style:style>
    <style:style style:name="P29" style:family="paragraph" style:parent-style-name="Table_20_Heading">
      <style:paragraph-properties fo:text-align="center" style:justify-single-word="false" fo:padding="0cm" fo:border="none"/>
    </style:style>
    <style:style style:name="P30" style:family="paragraph" style:parent-style-name="Text_20_body">
      <style:paragraph-properties style:line-height-at-least="0.635cm" fo:orphans="2" fo:widows="2"/>
      <style:text-properties fo:font-size="9pt" fo:font-weight="normal"/>
    </style:style>
    <style:style style:name="P31" style:family="paragraph" style:parent-style-name="Text_20_body">
      <style:paragraph-properties style:line-height-at-least="0.635cm" fo:orphans="2" fo:widows="2"/>
    </style:style>
    <style:style style:name="P32" style:family="paragraph" style:parent-style-name="Text_20_body">
      <style:paragraph-properties fo:margin-left="0cm" fo:margin-right="0cm" style:line-height-at-least="0.635cm" fo:orphans="2" fo:widows="2" fo:text-indent="0cm" style:auto-text-indent="false"/>
    </style:style>
    <style:style style:name="P33" style:family="paragraph" style:parent-style-name="Text_20_body">
      <style:paragraph-properties fo:margin-left="0cm" fo:margin-right="0cm" style:line-height-at-least="0.635cm" fo:text-align="start" style:justify-single-word="false" fo:orphans="2" fo:widows="2" fo:text-indent="0cm" style:auto-text-indent="false"/>
    </style:style>
    <style:style style:name="P34" style:family="paragraph" style:parent-style-name="Text_20_body">
      <style:paragraph-properties fo:margin-left="0cm" fo:margin-right="0cm" style:line-height-at-least="0.635cm" fo:orphans="2" fo:widows="2" fo:text-indent="0cm" style:auto-text-indent="false"/>
      <style:text-properties fo:font-variant="normal" fo:text-transform="none" fo:color="#000000" style:font-name="sans-serif" fo:font-size="10pt" fo:letter-spacing="normal" fo:font-style="normal" fo:font-weight="normal"/>
    </style:style>
    <style:style style:name="P35" style:family="paragraph" style:parent-style-name="Text_20_body">
      <style:paragraph-properties fo:margin-left="0cm" fo:margin-right="0cm" style:line-height-at-least="0.503cm" fo:orphans="2" fo:widows="2" fo:text-indent="0cm" style:auto-text-indent="false"/>
    </style:style>
    <style:style style:name="P36" style:family="paragraph" style:parent-style-name="Text_20_body">
      <style:paragraph-properties fo:margin-left="0cm" fo:margin-right="0cm" fo:margin-top="0cm" fo:margin-bottom="0.212cm" style:line-height-at-least="0.635cm" fo:orphans="2" fo:widows="2" fo:text-indent="0cm" style:auto-text-indent="false"/>
    </style:style>
    <style:style style:name="P37" style:family="paragraph" style:parent-style-name="Text_20_body">
      <style:paragraph-properties fo:margin-left="0cm" fo:margin-right="0cm" style:line-height-at-least="0.635cm" fo:orphans="2" fo:widows="2" fo:text-indent="0cm" style:auto-text-indent="false" fo:padding="0cm" fo:border="none"/>
    </style:style>
    <style:style style:name="P38" style:family="paragraph" style:parent-style-name="Text_20_body">
      <style:paragraph-properties fo:margin-left="0cm" fo:margin-right="0cm" fo:margin-top="0cm" fo:margin-bottom="0cm" style:line-height-at-least="0.635cm" fo:text-align="center" style:justify-single-word="false" fo:orphans="2" fo:widows="2" fo:text-indent="0cm" style:auto-text-indent="false" fo:padding="0cm" fo:border="none"/>
      <style:text-properties fo:font-variant="normal" fo:text-transform="none" fo:color="#0645ad" style:text-line-through-style="none" fo:letter-spacing="normal" style:text-underline-style="none" style:text-blinking="false" fo:background-color="#f9f9f9"/>
    </style:style>
    <style:style style:name="P39" style:family="paragraph" style:parent-style-name="Text_20_body" style:list-style-name="L2">
      <style:paragraph-properties fo:margin-left="0cm" fo:margin-right="0cm" fo:margin-top="0cm" fo:margin-bottom="0cm" style:line-height-at-least="0.635cm" fo:orphans="2" fo:widows="2" fo:text-indent="0cm" style:auto-text-indent="false" fo:padding="0cm" fo:border="none"/>
    </style:style>
    <style:style style:name="P40" style:family="paragraph" style:parent-style-name="Text_20_body" style:list-style-name="L3">
      <style:paragraph-properties fo:margin-left="0cm" fo:margin-right="0cm" fo:margin-top="0cm" fo:margin-bottom="0cm" style:line-height-at-least="0.635cm" fo:orphans="2" fo:widows="2" fo:text-indent="0cm" style:auto-text-indent="false" fo:padding="0cm" fo:border="none"/>
    </style:style>
    <style:style style:name="P41" style:family="paragraph" style:parent-style-name="Text_20_body" style:list-style-name="L4">
      <style:paragraph-properties fo:margin-left="0cm" fo:margin-right="0cm" fo:margin-top="0cm" fo:margin-bottom="0cm" style:line-height-at-least="0.635cm" fo:orphans="2" fo:widows="2" fo:text-indent="0cm" style:auto-text-indent="false" fo:padding="0cm" fo:border="none"/>
    </style:style>
    <style:style style:name="P42" style:family="paragraph" style:parent-style-name="Text_20_body" style:list-style-name="L5">
      <style:paragraph-properties fo:margin-left="0cm" fo:margin-right="0cm" fo:margin-top="0cm" fo:margin-bottom="0cm" style:line-height-at-least="0.635cm" fo:orphans="2" fo:widows="2" fo:text-indent="0cm" style:auto-text-indent="false" fo:padding="0cm" fo:border="none"/>
    </style:style>
    <style:style style:name="P43" style:family="paragraph" style:parent-style-name="Text_20_body" style:list-style-name="L6">
      <style:paragraph-properties fo:margin-left="0cm" fo:margin-right="0cm" fo:margin-top="0cm" fo:margin-bottom="0cm" style:line-height-at-least="0.635cm" fo:orphans="2" fo:widows="2" fo:text-indent="0cm" style:auto-text-indent="false" fo:padding="0cm" fo:border="none"/>
    </style:style>
    <style:style style:name="P44" style:family="paragraph" style:parent-style-name="Text_20_body" style:list-style-name="L7">
      <style:paragraph-properties fo:margin-left="0cm" fo:margin-right="0cm" fo:margin-top="0cm" fo:margin-bottom="0cm" style:line-height-at-least="0.635cm" fo:orphans="2" fo:widows="2" fo:text-indent="0cm" style:auto-text-indent="false" fo:padding="0cm" fo:border="none"/>
    </style:style>
    <style:style style:name="P45" style:family="paragraph" style:parent-style-name="Text_20_body">
      <style:paragraph-properties fo:margin-top="0cm" fo:margin-bottom="0cm" style:line-height-at-least="0.635cm" fo:orphans="2" fo:widows="2"/>
    </style:style>
    <style:style style:name="P46" style:family="paragraph" style:parent-style-name="Text_20_body">
      <style:paragraph-properties fo:margin-top="0cm" fo:margin-bottom="0cm" style:line-height-at-least="0.635cm" fo:text-align="start" style:justify-single-word="false" fo:orphans="2" fo:widows="2" fo:padding="0cm" fo:border="none"/>
      <style:text-properties fo:font-variant="normal" fo:text-transform="none" fo:color="#0645ad" style:text-line-through-style="none" fo:letter-spacing="normal" style:text-underline-style="none" style:text-blinking="false" fo:background-color="#f9f9f9"/>
    </style:style>
    <style:style style:name="P47" style:family="paragraph" style:parent-style-name="Text_20_body">
      <style:paragraph-properties fo:margin-top="0cm" fo:margin-bottom="0cm" style:line-height-at-least="0.503cm" fo:text-align="start" style:justify-single-word="false" fo:orphans="2" fo:widows="2" fo:padding="0cm" fo:border="none"/>
      <style:text-properties fo:font-variant="normal" fo:text-transform="none" fo:color="#0645ad" style:text-line-through-style="none" fo:letter-spacing="normal" style:text-underline-style="none" style:text-blinking="false" fo:background-color="#f9f9f9"/>
    </style:style>
    <style:style style:name="P48" style:family="paragraph" style:parent-style-name="Text_20_body">
      <style:paragraph-properties fo:margin-top="0cm" fo:margin-bottom="0cm" style:line-height-at-least="0.635cm" fo:text-align="start" style:justify-single-word="false" fo:orphans="2" fo:widows="2" fo:padding="0cm" fo:border="none"/>
      <style:text-properties fo:font-variant="normal" fo:text-transform="none" fo:color="#000000" style:font-name="sans-serif" fo:font-size="8.25pt" fo:letter-spacing="normal" fo:font-style="normal" fo:font-weight="normal" fo:background-color="#f9f9f9"/>
    </style:style>
    <style:style style:name="P49" style:family="paragraph" style:parent-style-name="Text_20_body" style:list-style-name="L2">
      <style:paragraph-properties fo:margin-top="0cm" fo:margin-bottom="0cm" style:line-height-at-least="0.635cm" fo:orphans="2" fo:widows="2" fo:padding="0cm" fo:border="none"/>
    </style:style>
    <style:style style:name="P50" style:family="paragraph" style:parent-style-name="Text_20_body" style:list-style-name="L3">
      <style:paragraph-properties fo:margin-top="0cm" fo:margin-bottom="0cm" style:line-height-at-least="0.635cm" fo:orphans="2" fo:widows="2" fo:padding="0cm" fo:border="none"/>
    </style:style>
    <style:style style:name="P51" style:family="paragraph" style:parent-style-name="Text_20_body" style:list-style-name="L4">
      <style:paragraph-properties fo:margin-top="0cm" fo:margin-bottom="0cm" style:line-height-at-least="0.635cm" fo:orphans="2" fo:widows="2" fo:padding="0cm" fo:border="none"/>
    </style:style>
    <style:style style:name="P52" style:family="paragraph" style:parent-style-name="Text_20_body" style:list-style-name="L5">
      <style:paragraph-properties fo:margin-top="0cm" fo:margin-bottom="0cm" style:line-height-at-least="0.635cm" fo:orphans="2" fo:widows="2" fo:padding="0cm" fo:border="none"/>
    </style:style>
    <style:style style:name="P53" style:family="paragraph" style:parent-style-name="Text_20_body" style:list-style-name="L6">
      <style:paragraph-properties fo:margin-top="0cm" fo:margin-bottom="0cm" style:line-height-at-least="0.635cm" fo:orphans="2" fo:widows="2" fo:padding="0cm" fo:border="none"/>
    </style:style>
    <style:style style:name="P54" style:family="paragraph" style:parent-style-name="Text_20_body" style:list-style-name="L7">
      <style:paragraph-properties fo:margin-top="0cm" fo:margin-bottom="0cm" style:line-height-at-least="0.635cm" fo:orphans="2" fo:widows="2" fo:padding="0cm" fo:border="none"/>
    </style:style>
    <style:style style:name="P55" style:family="paragraph" style:parent-style-name="Text_20_body">
      <style:paragraph-properties style:line-height-at-least="0.635cm" fo:text-align="start" style:justify-single-word="false" fo:orphans="2" fo:widows="2" fo:padding="0cm" fo:border="none"/>
    </style:style>
    <style:style style:name="P56" style:family="paragraph" style:parent-style-name="Text_20_body" style:list-style-name="L2">
      <style:paragraph-properties style:line-height-at-least="0.635cm" fo:orphans="2" fo:widows="2" fo:padding="0cm" fo:border="none"/>
    </style:style>
    <style:style style:name="P57" style:family="paragraph" style:parent-style-name="Text_20_body" style:list-style-name="L3">
      <style:paragraph-properties style:line-height-at-least="0.635cm" fo:orphans="2" fo:widows="2" fo:padding="0cm" fo:border="none"/>
    </style:style>
    <style:style style:name="P58" style:family="paragraph" style:parent-style-name="Text_20_body" style:list-style-name="L4">
      <style:paragraph-properties style:line-height-at-least="0.635cm" fo:orphans="2" fo:widows="2" fo:padding="0cm" fo:border="none"/>
    </style:style>
    <style:style style:name="P59" style:family="paragraph" style:parent-style-name="Text_20_body" style:list-style-name="L5">
      <style:paragraph-properties style:line-height-at-least="0.635cm" fo:orphans="2" fo:widows="2" fo:padding="0cm" fo:border="none"/>
    </style:style>
    <style:style style:name="P60" style:family="paragraph" style:parent-style-name="Text_20_body" style:list-style-name="L6">
      <style:paragraph-properties style:line-height-at-least="0.635cm" fo:orphans="2" fo:widows="2" fo:padding="0cm" fo:border="none"/>
    </style:style>
    <style:style style:name="P61" style:family="paragraph" style:parent-style-name="Text_20_body">
      <style:paragraph-properties style:line-height-at-least="0.635cm" fo:text-align="start" style:justify-single-word="false" fo:orphans="2" fo:widows="2" fo:padding="0cm" fo:border="none"/>
      <style:text-properties fo:font-variant="normal" fo:text-transform="none" fo:color="#000000" style:font-name="sans-serif" fo:font-size="8.25pt" fo:letter-spacing="normal" fo:font-style="normal" fo:font-weight="normal" fo:background-color="#f9f9f9"/>
    </style:style>
    <style:style style:name="P62" style:family="paragraph" style:parent-style-name="Text_20_body">
      <style:paragraph-properties style:line-height-at-least="0.503cm" fo:text-align="start" style:justify-single-word="false" fo:orphans="2" fo:widows="2" fo:padding="0cm" fo:border="none"/>
    </style:style>
    <style:style style:name="P63" style:family="paragraph" style:parent-style-name="Heading_20_1">
      <style:text-properties fo:font-variant="normal" fo:text-transform="none" fo:color="#000000" style:font-name="sans-serif" fo:font-size="18pt" fo:letter-spacing="normal" fo:font-style="normal" fo:font-weight="normal" style:font-size-asian="18pt" style:font-size-complex="18pt"/>
    </style:style>
    <style:style style:name="P64" style:family="paragraph" style:parent-style-name="Heading_20_2">
      <style:paragraph-properties fo:margin-left="0cm" fo:margin-right="0cm" fo:margin-top="0cm" fo:margin-bottom="0cm" fo:text-align="center" style:justify-single-word="false" fo:text-indent="0cm" style:auto-text-indent="false" fo:padding="0cm" fo:border="none"/>
      <style:text-properties fo:color="#000000" fo:font-size="9pt" fo:font-weight="bold"/>
    </style:style>
    <style:style style:name="P65" style:family="paragraph" style:parent-style-name="Heading_20_2">
      <style:paragraph-properties fo:margin-left="0.132cm" fo:margin-right="0cm" fo:margin-top="0cm" fo:margin-bottom="0.212cm" style:line-height-at-least="0.635cm" fo:orphans="2" fo:widows="2" fo:text-indent="0cm" style:auto-text-indent="false" fo:padding="0cm" fo:border="none"/>
    </style:style>
    <style:style style:name="P66" style:family="paragraph" style:parent-style-name="Heading_20_3">
      <style:text-properties fo:font-variant="normal" fo:text-transform="none" fo:color="#000000" style:font-name="sans-serif" fo:font-size="12.75pt" fo:letter-spacing="normal" fo:font-style="normal" fo:font-weight="bold"/>
    </style:style>
    <style:style style:name="P67" style:family="paragraph" style:parent-style-name="Heading_20_3">
      <style:paragraph-properties fo:margin-left="0.132cm" fo:margin-right="0cm" fo:margin-top="0cm" fo:margin-bottom="0.212cm" style:line-height-at-least="0.635cm" fo:orphans="2" fo:widows="2" fo:text-indent="0cm" style:auto-text-indent="false" fo:padding="0cm" fo:border="none"/>
    </style:style>
    <style:style style:name="P68" style:family="paragraph" style:parent-style-name="List_20_Contents">
      <style:paragraph-properties fo:margin-top="0cm" fo:margin-bottom="0.499cm" style:line-height-at-least="0.635cm" fo:orphans="2" fo:widows="2"/>
      <style:text-properties fo:font-variant="normal" fo:text-transform="none" fo:color="#000000" style:font-name="sans-serif" fo:font-size="12pt" fo:letter-spacing="normal" fo:font-style="normal" fo:font-weight="normal"/>
    </style:style>
    <style:style style:name="P69" style:family="paragraph" style:parent-style-name="Heading_20_4">
      <style:paragraph-properties fo:margin-left="0.132cm" fo:margin-right="0cm" fo:margin-top="0cm" fo:margin-bottom="0.212cm" style:line-height-at-least="0.635cm" fo:orphans="2" fo:widows="2" fo:text-indent="0cm" style:auto-text-indent="false" fo:padding="0cm" fo:border="none"/>
    </style:style>
    <style:style style:name="T1" style:family="text">
      <style:text-properties fo:font-style="italic"/>
    </style:style>
    <style:style style:name="T2" style:family="text">
      <style:text-properties fo:font-size="8.25pt"/>
    </style:style>
    <style:style style:name="T3" style:family="text">
      <style:text-properties fo:color="#000000"/>
    </style:style>
    <style:style style:name="T4" style:family="text">
      <style:text-properties fo:color="#000000" fo:font-size="7.5pt" fo:font-weight="normal"/>
    </style:style>
    <style:style style:name="T5" style:family="text">
      <style:text-properties fo:color="#000000" fo:font-size="7.5pt" fo:font-weight="bold"/>
    </style:style>
    <style:style style:name="T6" style:family="text">
      <style:text-properties fo:color="#7d7d7d"/>
    </style:style>
    <style:style style:name="T7" style:family="text">
      <style:text-properties fo:color="#7d7d7d" fo:font-size="8.25pt"/>
    </style:style>
    <style:style style:name="T8" style:family="text">
      <style:text-properties fo:color="#0645ad" style:text-line-through-style="none" fo:font-size="8.25pt" style:text-underline-style="none" style:text-blinking="false"/>
    </style:style>
    <style:style style:name="T9" style:family="text">
      <style:text-properties fo:color="#0645ad" style:text-line-through-style="none" style:text-underline-style="none" style:text-blinking="false"/>
    </style:style>
    <style:style style:name="T10" style:family="text">
      <style:text-properties fo:color="#0645ad" style:text-line-through-style="none" fo:font-size="10pt" style:text-underline-style="none" style:text-blinking="false"/>
    </style:style>
    <style:style style:name="T11" style:family="text">
      <style:text-properties fo:color="#0645ad" style:text-line-through-style="none" fo:font-style="italic" style:text-underline-style="none" style:text-blinking="false"/>
    </style:style>
    <style:style style:name="T12" style:family="text">
      <style:text-properties fo:color="#0645ad" style:text-line-through-style="none" fo:font-style="italic" style:text-underline-style="none" fo:font-weight="bold" style:text-blinking="false"/>
    </style:style>
    <style:style style:name="T13" style:family="text">
      <style:text-properties fo:color="#0645ad" style:text-line-through-style="none" fo:font-size="7.5pt" style:text-underline-style="none" fo:font-weight="normal" style:text-blinking="false"/>
    </style:style>
    <style:style style:name="T14" style:family="text">
      <style:text-properties fo:font-variant="normal" fo:text-transform="none" fo:color="#000000" style:font-name="sans-serif" fo:font-size="12pt" fo:letter-spacing="normal" fo:font-style="italic" fo:font-weight="normal"/>
    </style:style>
    <style:style style:name="T15" style:family="text">
      <style:text-properties fo:font-variant="normal" fo:text-transform="none" fo:color="#000000" style:font-name="sans-serif" fo:font-size="12pt" fo:letter-spacing="normal" fo:font-style="normal" fo:font-weight="bold"/>
    </style:style>
    <style:style style:name="T16" style:family="text">
      <style:text-properties fo:font-variant="normal" fo:text-transform="none" fo:color="#000000" style:font-name="sans-serif" fo:font-size="12pt" fo:letter-spacing="normal" fo:font-style="normal" fo:font-weight="normal"/>
    </style:style>
    <style:style style:name="T17" style:family="text">
      <style:text-properties fo:font-variant="normal" fo:text-transform="none" fo:color="#000000" style:font-name="sans-serif" fo:font-size="12pt" fo:letter-spacing="normal" fo:language="la" fo:country="VA" fo:font-style="italic" fo:font-weight="normal"/>
    </style:style>
    <style:style style:name="T18" style:family="text">
      <style:text-properties fo:font-variant="normal" fo:text-transform="none" fo:color="#000000" style:font-name="sans-serif" fo:font-size="9.75pt" fo:letter-spacing="normal" fo:font-style="normal" fo:font-weight="normal"/>
    </style:style>
    <style:style style:name="T19" style:family="text">
      <style:text-properties fo:font-variant="normal" fo:text-transform="none" fo:color="#000000" style:font-name="sans-serif" fo:font-size="9.75pt" fo:letter-spacing="normal" fo:font-style="normal" fo:font-weight="bold"/>
    </style:style>
    <style:style style:name="T20" style:family="text">
      <style:text-properties fo:font-variant="normal" fo:text-transform="none" fo:color="#000000" style:font-name="sans-serif" fo:font-size="9.75pt" fo:letter-spacing="normal" fo:language="la" fo:country="VA" fo:font-style="italic"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14.25pt" fo:letter-spacing="normal" fo:font-style="normal" fo:font-weight="normal"/>
    </style:style>
    <style:style style:name="T23" style:family="text">
      <style:text-properties fo:font-variant="normal" fo:text-transform="none" fo:color="#000000" style:font-name="sans-serif" fo:font-size="8.25pt" fo:letter-spacing="normal" fo:font-style="normal" fo:font-weight="normal"/>
    </style:style>
    <style:style style:name="T24" style:family="text">
      <style:text-properties fo:font-variant="normal" fo:text-transform="none" fo:color="#000000" style:font-name="sans-serif" fo:font-size="8.25pt" fo:letter-spacing="normal" fo:font-style="normal" fo:font-weight="normal" fo:background-color="#f9f9f9"/>
    </style:style>
    <style:style style:name="T25" style:family="text">
      <style:text-properties fo:font-variant="normal" fo:text-transform="none" fo:color="#000000" style:font-name="sans-serif" fo:font-size="12.75pt" fo:letter-spacing="normal" fo:font-style="normal" fo:font-weight="bold"/>
    </style:style>
    <style:style style:name="T26" style:family="text">
      <style:text-properties fo:font-variant="normal" fo:text-transform="none" fo:color="#000000" style:font-name="sans-serif" fo:font-size="11.25pt" fo:letter-spacing="normal" fo:font-style="normal" fo:font-weight="bold"/>
    </style:style>
    <style:style style:name="T27" style:family="text">
      <style:text-properties fo:font-variant="normal" fo:text-transform="none" fo:color="#000000" style:font-name="sans-serif" fo:font-size="9pt" fo:letter-spacing="normal" fo:font-style="normal" fo:font-weight="normal"/>
    </style:style>
    <style:style style:name="T28" style:family="text">
      <style:text-properties fo:font-variant="normal" fo:text-transform="none" fo:color="#000000" style:font-name="sans-serif" fo:font-size="9pt" fo:letter-spacing="normal" fo:font-style="normal" fo:font-weight="bold"/>
    </style:style>
    <style:style style:name="T29" style:family="text">
      <style:text-properties fo:font-variant="normal" fo:text-transform="none" fo:color="#000000" style:font-name="sans-serif" fo:font-size="9pt" fo:letter-spacing="normal" fo:font-style="italic" fo:font-weight="normal"/>
    </style:style>
    <style:style style:name="T30" style:family="text">
      <style:text-properties fo:font-variant="normal" fo:text-transform="none" fo:color="#000000" style:font-name="sans-serif" fo:letter-spacing="normal" fo:font-style="normal" fo:font-weight="bold"/>
    </style:style>
    <style:style style:name="T31" style:family="text">
      <style:text-properties fo:font-variant="normal" fo:text-transform="none" fo:color="#000000" fo:letter-spacing="normal" style:font-name-complex="sans-serif" style:font-size-complex="12pt" style:font-style-complex="normal" style:font-weight-complex="normal"/>
    </style:style>
    <style:style style:name="T32" style:family="text">
      <style:text-properties fo:font-variant="normal" fo:text-transform="none" fo:color="#000000" fo:letter-spacing="normal" style:font-name-complex="sans-serif" style:font-size-complex="9.75pt" style:font-style-complex="normal" style:font-weight-complex="normal"/>
    </style:style>
    <style:style style:name="T33" style:family="text">
      <style:text-properties fo:font-variant="normal" fo:text-transform="none" fo:color="#0645ad" style:text-line-through-style="none" style:font-name="sans-serif" fo:font-size="12pt" fo:letter-spacing="normal" fo:font-style="italic" style:text-underline-style="none" fo:font-weight="normal" style:text-blinking="false"/>
    </style:style>
    <style:style style:name="T34"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35"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36" style:family="text">
      <style:text-properties fo:font-variant="normal" fo:text-transform="none" fo:color="#0645ad" style:text-line-through-style="none" style:font-name="sans-serif" fo:font-size="9.75pt" fo:letter-spacing="normal" fo:font-style="italic" style:text-underline-style="none" fo:font-weight="normal" style:text-blinking="false"/>
    </style:style>
    <style:style style:name="T37" style:family="text">
      <style:text-properties fo:font-variant="normal" fo:text-transform="none" fo:color="#0645ad" style:text-line-through-style="none" style:font-name="sans-serif" fo:font-size="8.25pt" fo:letter-spacing="normal" fo:font-style="normal" style:text-underline-style="none" fo:font-weight="normal" style:text-blinking="false" fo:background-color="#f9f9f9"/>
    </style:style>
    <style:style style:name="T38" style:family="text">
      <style:text-properties fo:font-variant="normal" fo:text-transform="none" fo:color="#0645ad" style:text-line-through-style="none" style:font-name="sans-serif" fo:font-size="9pt" fo:letter-spacing="normal" fo:font-style="normal" style:text-underline-style="none" fo:font-weight="bold" style:text-blinking="false"/>
    </style:style>
    <style:style style:name="T39" style:family="text">
      <style:text-properties fo:font-variant="normal" fo:text-transform="none" fo:color="#0645ad" style:text-line-through-style="none" style:font-name="sans-serif" fo:font-size="9pt" fo:letter-spacing="normal" fo:font-style="normal" style:text-underline-style="none" fo:font-weight="normal" style:text-blinking="false"/>
    </style:style>
    <style:style style:name="T40" style:family="text">
      <style:text-properties fo:font-variant="normal" fo:text-transform="none" fo:color="#0645ad" style:text-line-through-style="none" style:font-name="sans-serif" fo:font-size="9pt" fo:letter-spacing="normal" fo:font-style="italic" style:text-underline-style="none" fo:font-weight="bold" style:text-blinking="false"/>
    </style:style>
    <style:style style:name="T41" style:family="text">
      <style:text-properties fo:font-variant="normal" fo:text-transform="none" fo:color="#0645ad" style:text-line-through-style="none" fo:font-style="normal" style:text-underline-style="none" fo:font-weight="normal" style:text-blinking="false"/>
    </style:style>
    <style:style style:name="T42" style:family="text">
      <style:text-properties fo:font-variant="normal" fo:text-transform="none" fo:color="#ba0000" style:text-line-through-style="none" style:font-name="sans-serif" fo:font-size="12pt" fo:letter-spacing="normal" fo:font-style="normal" style:text-underline-style="none" fo:font-weight="normal" style:text-blinking="false"/>
    </style:style>
    <style:style style:name="T43" style:family="text">
      <style:text-properties fo:font-variant="normal" fo:text-transform="none" fo:color="#ba0000" style:text-line-through-style="none" style:font-name="sans-serif" fo:font-size="9pt" fo:letter-spacing="normal" fo:font-style="normal" style:text-underline-style="none" fo:font-weight="normal" style:text-blinking="false"/>
    </style:style>
    <style:style style:name="T44" style:family="text">
      <style:text-properties fo:font-variant="normal" fo:text-transform="none" fo:color="#ba0000" style:text-line-through-style="none" style:font-name="sans-serif" fo:font-size="9.75pt" fo:letter-spacing="normal" fo:font-style="normal" style:text-underline-style="none" fo:font-weight="normal" style:text-blinking="false"/>
    </style:style>
    <style:style style:name="T45" style:family="text">
      <style:text-properties fo:font-variant="normal" fo:text-transform="none" fo:color="#3366bb" style:text-line-through-style="none" style:font-name="sans-serif" fo:font-size="9pt" fo:letter-spacing="normal" fo:font-style="normal" style:text-underline-style="none" fo:font-weight="normal" style:text-blinking="false"/>
    </style:style>
    <style:style style:name="T46" style:family="text">
      <style:text-properties fo:font-variant="normal" fo:text-transform="none" fo:color="#3366bb" style:text-line-through-style="none" style:font-name="sans-serif" fo:font-size="9pt" fo:letter-spacing="normal" fo:font-style="italic" style:text-underline-style="none" fo:font-weight="normal" style:text-blinking="false"/>
    </style:style>
    <style:style style:name="T47" style:family="text">
      <style:text-properties fo:font-variant="normal" fo:text-transform="none" fo:color="#3366bb" style:text-line-through-style="none" style:font-name="sans-serif" fo:font-size="12pt" fo:letter-spacing="normal" fo:font-style="normal" style:text-underline-style="none" fo:font-weight="normal" style:text-blinking="false"/>
    </style:style>
    <style:style style:name="T48" style:family="text">
      <style:text-properties fo:font-weight="bold"/>
    </style:style>
    <style:style style:name="T49" style:family="text">
      <style:text-properties fo:font-size="10pt"/>
    </style:style>
    <style:style style:name="T50" style:family="text">
      <style:text-properties fo:font-variant="small-caps" fo:color="#0645ad" style:text-line-through-style="none" fo:font-style="italic" style:text-underline-style="none" fo:font-weight="bold" style:text-blinking="false"/>
    </style:style>
    <style:style style:name="T51" style:family="text">
      <style:text-properties fo:font-variant="small-caps" fo:color="#0645ad" style:text-line-through-style="none" style:font-name="sans-serif" fo:font-size="12pt" fo:letter-spacing="normal" fo:font-style="italic" style:text-underline-style="none" fo:font-weight="bold" style:text-blinking="false"/>
    </style:style>
    <style:style style:name="T52" style:family="text">
      <style:text-properties fo:font-variant="small-caps" fo:color="#0645ad" style:text-line-through-style="none" style:font-name="sans-serif" fo:font-size="9.75pt" fo:letter-spacing="normal" fo:font-style="italic" style:text-underline-style="none" fo:font-weight="bold" style:text-blinking="false"/>
    </style:style>
    <style:style style:name="T53" style:family="text">
      <style:text-properties fo:color="#3366bb" style:text-line-through-style="none" fo:font-size="7.5pt" style:text-underline-style="none" fo:font-weight="normal" style:text-blinking="false"/>
    </style:style>
    <style:style style:name="T54" style:family="text">
      <style:text-properties fo:color="#3366bb" style:text-line-through-style="none" fo:font-style="italic" style:text-underline-style="none" fo:font-weight="bold" style:text-blinking="false"/>
    </style:style>
    <style:style style:name="T55" style:family="text">
      <style:text-properties fo:font-size="9.75pt" fo:font-weight="bold"/>
    </style:style>
    <style:style style:name="T56" style:family="text">
      <style:text-properties fo:font-size="9pt" fo:font-weight="normal"/>
    </style:style>
    <style:style style:name="T57" style:family="text">
      <style:text-properties fo:color="#555555"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26cm" fo:margin-right="0.026cm" fo:margin-top="0.026cm" fo:margin-bottom="0.02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748cm" text:min-label-width="0.499cm"/>
      </text:list-level-style-bullet>
      <text:list-level-style-bullet text:level="3" text:style-name="Bullet_20_Symbols" style:num-suffix="." text:bullet-char="•">
        <style:list-level-properties text:space-before="1.995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text:bookmark text:name="firstHeading"/><text:span text:style-name="T48">Antimony</text:span></text:h>
      <text:section text:style-name="Sect1" text:name="bodyContent">
        <text:section text:style-name="Sect1" text:name="siteSub">
          <text:p text:style-name="P31"><text:span text:style-name="T56">From Wikipedia, the free encyclopedia</text:span></text:p>
        </text:section>
      </text:section>
      <text:p text:style-name="Standard"><text:span text:style-name="T19"/></text:p>
      <text:p text:style-name="Standard"><text:span text:style-name="T19">Antimony</text:span><text:span text:style-name="T18"> (</text:span><text:span text:style-name="T18"><draw:frame draw:style-name="fr1" draw:name="immagini1" text:anchor-type="as-char" svg:width="0.291cm" svg:height="0.291cm" draw:z-index="0"><draw:image xlink:href="http://upload.wikimedia.org/wikipedia/commons/thumb/8/8a/Loudspeaker.svg/11px-Loudspeaker.svg.png" xlink:type="simple" xlink:show="embed" xlink:actuate="onLoad"/></draw:frame></text:span><text:span text:style-name="T18"> </text:span><text:a xlink:type="simple" xlink:href="http://en.wikipedia.org/wiki/Wikipedia:IPA_for_English">/</text:a><text:a xlink:type="simple" xlink:href="http://en.wikipedia.org/wiki/Wikipedia:IPA_for_English#Key">ˈ</text:a><text:a xlink:type="simple" xlink:href="http://en.wikipedia.org/wiki/Wikipedia:IPA_for_English#Key">æ</text:a><text:a xlink:type="simple" xlink:href="http://en.wikipedia.org/wiki/Wikipedia:IPA_for_English#Key">n</text:a><text:a xlink:type="simple" xlink:href="http://en.wikipedia.org/wiki/Wikipedia:IPA_for_English#Key">t</text:a><text:a xlink:type="simple" xlink:href="http://en.wikipedia.org/wiki/Wikipedia:IPA_for_English#Key">ɨ</text:a><text:a xlink:type="simple" xlink:href="http://en.wikipedia.org/wiki/Wikipedia:IPA_for_English#Key">m</text:a><text:a xlink:type="simple" xlink:href="http://en.wikipedia.org/wiki/Wikipedia:IPA_for_English#Key">ɵ</text:a><text:a xlink:type="simple" xlink:href="http://en.wikipedia.org/wiki/Wikipedia:IPA_for_English#Key">n</text:a><text:a xlink:type="simple" xlink:href="http://en.wikipedia.org/wiki/Wikipedia:IPA_for_English#Key">i</text:a><text:a xlink:type="simple" xlink:href="http://en.wikipedia.org/wiki/Wikipedia:IPA_for_English">/</text:a><text:span text:style-name="T18"> </text:span><text:a xlink:type="simple" xlink:href="http://en.wikipedia.org/wiki/Wikipedia:Pronunciation_respelling_key"><text:span text:style-name="T52">an</text:span></text:a><text:a xlink:type="simple" xlink:href="http://en.wikipedia.org/wiki/Wikipedia:Pronunciation_respelling_key"><text:span text:style-name="T36">-ti-mo-nee</text:span></text:a><text:span text:style-name="T18">;</text:span><text:bookmark text:name="cite_ref-2"/><text:a xlink:type="simple" xlink:href="http://en.wikipedia.org/wiki/Stibium#cite_note-2"><text:span text:style-name="T35">[note 2]</text:span></text:a><text:span text:style-name="T18"> </text:span><text:a xlink:type="simple" xlink:href="http://en.wikipedia.org/wiki/Latin_language"><text:span text:style-name="T35">Latin</text:span></text:a><text:span text:style-name="T18">: </text:span><text:span text:style-name="T20">stibium</text:span><text:span text:style-name="T18">) is a toxic </text:span><text:a xlink:type="simple" xlink:href="http://en.wikipedia.org/wiki/Chemical_element"><text:span text:style-name="T35">chemical element</text:span></text:a><text:span text:style-name="T18"> with the symbol </text:span><text:span text:style-name="T19">Sb</text:span><text:span text:style-name="T18"> and an </text:span><text:a xlink:type="simple" xlink:href="http://en.wikipedia.org/wiki/Atomic_number"><text:span text:style-name="T35">atomic number</text:span></text:a><text:span text:style-name="T18"> of 51. A lustrous grey </text:span><text:a xlink:type="simple" xlink:href="http://en.wikipedia.org/wiki/Metalloid"><text:span text:style-name="T35">metalloid</text:span></text:a><text:span text:style-name="T18">, it is found in nature mainly as the </text:span><text:a xlink:type="simple" xlink:href="http://en.wikipedia.org/wiki/Sulfide_mineral"><text:span text:style-name="T35">sulfide mineral</text:span></text:a><text:span text:style-name="T18"> </text:span><text:a xlink:type="simple" xlink:href="http://en.wikipedia.org/wiki/Stibnite"><text:span text:style-name="T35">stibnite</text:span></text:a><text:span text:style-name="T18"> (Sb2S3). Although the use of antimony is limited by its toxicity, its compounds have been of fundamental value in chemistry – a prominent example being the development of </text:span><text:a xlink:type="simple" xlink:href="http://en.wikipedia.org/wiki/Superacid"><text:span text:style-name="T35">superacids</text:span></text:a><text:span text:style-name="T18"> derived from </text:span><text:a xlink:type="simple" xlink:href="http://en.wikipedia.org/wiki/Antimony_pentafluoride"><text:span text:style-name="T35">antimony pentafluoride</text:span></text:a><text:span text:style-name="T18">.</text:span><text:bookmark text:name="cite_ref-Ullmann_3-0"/><text:a xlink:type="simple" xlink:href="http://en.wikipedia.org/wiki/Stibium#cite_note-Ullmann-3"><text:span text:style-name="T35">[2]</text:span></text:a><text:span text:style-name="T18"> Antimony compounds are prominent </text:span><text:a xlink:type="simple" xlink:href="http://en.wikipedia.org/wiki/Fire_retardant"><text:span text:style-name="T35">fire retardants</text:span></text:a><text:span text:style-name="T18"> found in many commercial and domestic products. Certain </text:span><text:a xlink:type="simple" xlink:href="http://en.wikipedia.org/wiki/Alloy"><text:span text:style-name="T35">alloys</text:span></text:a><text:span text:style-name="T18"> are valuable for use in </text:span><text:a xlink:type="simple" xlink:href="http://en.wikipedia.org/wiki/Solder"><text:span text:style-name="T35">solders</text:span></text:a><text:span text:style-name="T18"> and </text:span><text:a xlink:type="simple" xlink:href="http://en.wikipedia.org/wiki/Ball_bearing"><text:span text:style-name="T35">ball bearings</text:span></text:a><text:span text:style-name="T18">. An emerging application is the use of antimony in </text:span><text:a xlink:type="simple" xlink:href="http://en.wikipedia.org/wiki/Microelectronics"><text:span text:style-name="T35">microelectronics</text:span></text:a><text:span text:style-name="T18">.</text:span></text:p>
      <text:p text:style-name="Text_20_body"/>
      <table:table table:name="Tabella1" table:style-name="Tabella1">
        <table:table-column table:style-name="Tabella1.A"/>
        <table:table-row>
          <table:table-cell table:style-name="Tabella1.A1" office:value-type="string">
            <text:p text:style-name="P28">Appearance</text:p>
          </table:table-cell>
        </table:table-row>
        <table:table-row>
          <table:table-cell table:style-name="Tabella1.A2" office:value-type="string">
            <text:p text:style-name="P5">silvery lustrous gray<text:line-break/><text:span text:style-name="T9"><draw:a xlink:type="simple" xlink:href="http://en.wikipedia.org/wiki/File:Antimony-4.jpg"><draw:frame draw:style-name="fr1" draw:name="immagini2" text:anchor-type="as-char" svg:width="6.685cm" svg:height="6.685cm" draw:z-index="1"><draw:image xlink:href="http://upload.wikimedia.org/wikipedia/commons/thumb/5/5c/Antimony-4.jpg/250px-Antimony-4.jpg" xlink:type="simple" xlink:show="embed" xlink:actuate="onLoad"/></draw:frame></draw:a></text:span></text:p>
          </table:table-cell>
        </table:table-row>
      </table:table>
      <text:p text:style-name="Text_20_body"><text:line-break/><text:bookmark text:name="History"/><text:span text:style-name="T22">History</text:span></text:p>
      <text:p text:style-name="P35"><text:span text:style-name="T18">Antimony's sulfide compound, </text:span><text:a xlink:type="simple" xlink:href="http://en.wikipedia.org/wiki/Antimony(III)_sulfide"><text:span text:style-name="T35">antimony(III) sulfide</text:span></text:a><text:span text:style-name="T18">, Sb2S3 was recognized in antiquity, at least as early as </text:span><text:a xlink:type="simple" xlink:href="http://en.wikipedia.org/wiki/4th_millennium_BC"><text:span text:style-name="T35">3000 BC</text:span></text:a><text:span text:style-name="T18">.</text:span></text:p>
      <text:p text:style-name="P35"><text:span text:style-name="T18">An artefact, said to be part of a vase, made of antimony dating to about 3000 BC was found at </text:span><text:a xlink:type="simple" xlink:href="http://en.wikipedia.org/wiki/Girsu"><text:span text:style-name="T35">Tello</text:span></text:a><text:span text:style-name="T18">, </text:span><text:a xlink:type="simple" xlink:href="http://en.wikipedia.org/wiki/Chaldea"><text:span text:style-name="T35">Chaldea</text:span></text:a><text:span text:style-name="T18"> (part of present-day </text:span><text:a xlink:type="simple" xlink:href="http://en.wikipedia.org/wiki/Iraq"><text:span text:style-name="T35">Iraq</text:span></text:a><text:span text:style-name="T18">), and a copper object plated with antimony dating between 2500 BC and 2200 BC has been found in</text:span><text:a xlink:type="simple" xlink:href="http://en.wikipedia.org/wiki/Egypt"><text:span text:style-name="T35">Egypt</text:span></text:a><text:span text:style-name="T18">.</text:span><text:bookmark text:name="cite_ref-kirk_4-0"/><text:a xlink:type="simple" xlink:href="http://en.wikipedia.org/wiki/Stibium#cite_note-kirk-4"><text:span text:style-name="T35">[3]</text:span></text:a><text:span text:style-name="T18"> One contemporary (Austen, at a lecture by Herbert Gladstone, published in 1892) was reported</text:span><text:bookmark text:name="cite_ref-moorey_5-0"/><text:a xlink:type="simple" xlink:href="http://en.wikipedia.org/wiki/Stibium#cite_note-moorey-5"><text:span text:style-name="T35">[4]</text:span></text:a><text:span text:style-name="T18"> to comment that "we only know of antimony at the present day as a highly brittle and crystalline metal, which could hardly be fashioned into a useful vase, and therefore this remarkable 'find' must represent the lost art of rendering antimony malleable."</text:span><text:bookmark text:name="cite_ref-moorey_5-1"/><text:a xlink:type="simple" xlink:href="http://en.wikipedia.org/wiki/Stibium#cite_note-moorey-5"><text:span text:style-name="T35">[4]</text:span></text:a><text:span text:style-name="T18"> However, Moorey was unconvinced that the artefact was indeed a vase, mentioning that Selimkhanov, after his analysis of the Telloh object (published in 1975), "attempted to relate the metal to Transcaucasian natural antimony" (i.e. native metal) and that "the antimony objects from Transcaucasia are all small personal ornaments."</text:span><text:bookmark text:name="cite_ref-moorey_5-2"/><text:a xlink:type="simple" xlink:href="http://en.wikipedia.org/wiki/Stibium#cite_note-moorey-5"><text:span text:style-name="T35">[4]</text:span></text:a><text:span text:style-name="T18"> This weakens the evidence for a lost art "of rendering antimony malleable."</text:span></text:p>
      <text:p text:style-name="P35"><text:span text:style-name="T18">The first European description of a procedure for isolating antimony is in the book </text:span><text:a xlink:type="simple" xlink:href="http://en.wikipedia.org/wiki/De_la_pirotechnia"><text:span text:style-name="T36">De la pirotechnia</text:span></text:a><text:span text:style-name="T18"> of 1540 by </text:span><text:a xlink:type="simple" xlink:href="http://en.wikipedia.org/wiki/Vannoccio_Biringuccio"><text:span text:style-name="T35">Vannoccio Biringuccio</text:span></text:a><text:span text:style-name="T18">. This book predates the more famous 1556 book by </text:span><text:a xlink:type="simple" xlink:href="http://en.wikipedia.org/wiki/Georg_Agricola"><text:span text:style-name="T35">Agricola</text:span></text:a><text:span text:style-name="T18">, </text:span><text:a xlink:type="simple" xlink:href="http://en.wikipedia.org/wiki/De_re_metallica"><text:span text:style-name="T36">De re metallica</text:span></text:a><text:span text:style-name="T18">, even though Agricola has been often incorrectly credited with the discovery of metallic antimony. A text describing the preparation of metallic antimony that was published in Germany in 1604 purported to date from the early fifteenth century, and if authentic it would predate Biringuccio. The book, written in Latin, was called "Currus Triumphalis Antimonii" (The Triumphal Chariot of Antimony), and its putative author was a certain </text:span><text:a xlink:type="simple" xlink:href="http://en.wikipedia.org/wiki/Benedictine"><text:span text:style-name="T35">Benedictine</text:span></text:a><text:span text:style-name="T18"> monk, writing under the name </text:span><text:a xlink:type="simple" xlink:href="http://en.wikipedia.org/wiki/Basilius_Valentinus"><text:span text:style-name="T35">Basilius Valentinus</text:span></text:a><text:span text:style-name="T18">.</text:span><text:bookmark text:name="cite_ref-priesner_6-0"/><text:a xlink:type="simple" xlink:href="http://en.wikipedia.org/wiki/Stibium#cite_note-priesner-6">[5]</text:a><text:bookmark text:name="cite_ref-7"/><text:a xlink:type="simple" xlink:href="http://en.wikipedia.org/wiki/Stibium#cite_note-7">[6]</text:a><text:span text:style-name="T18"> An English translation of the </text:span><text:soft-page-break/><text:span text:style-name="T18">"</text:span><text:a xlink:type="simple" xlink:href="http://en.wikipedia.org/w/index.php?title=Currus_Triumphalis&amp;action=edit&amp;redlink=1"><text:span text:style-name="T44">Currus Triumphalis</text:span></text:a><text:span text:style-name="T18">" appeared in English in 1660, under the title </text:span><text:a xlink:type="simple" xlink:href="http://en.wikipedia.org/w/index.php?title=The_Triumphant_Chariot_of_Antimony&amp;action=edit&amp;redlink=1"><text:span text:style-name="T44">The Triumphant Chariot of Antimony</text:span></text:a><text:span text:style-name="T18">. The work remains of great interest, chiefly because it documents how followers of the renegade German physician, Philippus Theophrastus </text:span><text:a xlink:type="simple" xlink:href="http://en.wikipedia.org/wiki/Paracelsus"><text:span text:style-name="T35">Paracelsus</text:span></text:a><text:span text:style-name="T18"> von Hohenheim (of whom Thölde was one), came to associate the practice of alchemy with the preparation of chemical medicines.</text:span></text:p>
      <text:p text:style-name="P35"><text:span text:style-name="T18">Pure antimony was well known to </text:span><text:a xlink:type="simple" xlink:href="http://en.wikipedia.org/wiki/Jābir_ibn_Hayyān"><text:span text:style-name="T35">Jābir ibn Hayyān</text:span></text:a><text:span text:style-name="T18">, sometimes called "the Father of Chemistry", in the 8th century. Here there is still an open controversy: </text:span><text:a xlink:type="simple" xlink:href="http://en.wikipedia.org/wiki/Marcellin_Berthelot"><text:span text:style-name="T35">Marcellin Berthelot</text:span></text:a><text:span text:style-name="T18">, who translated a number of Jābir's books, stated that antimony is never mentioned in them, but other authors</text:span><text:bookmark text:name="cite_ref-8"/><text:a xlink:type="simple" xlink:href="http://en.wikipedia.org/wiki/Stibium#cite_note-8"><text:span text:style-name="T35">[7]</text:span></text:a><text:span text:style-name="T18"> claim that Berthelot translated only some of the less important books, while the more interesting ones (some of which might describe antimony) are not yet translated, and their content is completely unknown.</text:span></text:p>
      <text:p text:style-name="P35"><text:span text:style-name="T18">The first natural occurrence of pure antimony ('native antimony') in the </text:span><text:a xlink:type="simple" xlink:href="http://en.wikipedia.org/wiki/Earth%27s_crust"><text:span text:style-name="T35">Earth's crust</text:span></text:a><text:span text:style-name="T18"> was described by the </text:span><text:a xlink:type="simple" xlink:href="http://en.wikipedia.org/wiki/Swedish_people"><text:span text:style-name="T35">Swedish</text:span></text:a><text:span text:style-name="T18"> scientist and local mine district engineer </text:span><text:a xlink:type="simple" xlink:href="http://en.wikipedia.org/w/index.php?title=Anton_von_Swab&amp;action=edit&amp;redlink=1"><text:span text:style-name="T44">Anton von Swab</text:span></text:a><text:span text:style-name="T18"> in 1783. The </text:span><text:a xlink:type="simple" xlink:href="http://en.wikipedia.org/wiki/Type_locality_(geology)"><text:span text:style-name="T35">type-sample</text:span></text:a><text:span text:style-name="T18"> was collected from the </text:span><text:a xlink:type="simple" xlink:href="http://en.wikipedia.org/wiki/Sala_Silver_Mine"><text:span text:style-name="T35">Sala Silver Mine</text:span></text:a><text:span text:style-name="T18"> in the Bergslagen mining district of</text:span><text:a xlink:type="simple" xlink:href="http://en.wikipedia.org/wiki/Sala_Municipality,_Sweden"><text:span text:style-name="T35">Sala</text:span></text:a><text:span text:style-name="T18">, </text:span><text:a xlink:type="simple" xlink:href="http://en.wikipedia.org/wiki/Västmanland_County"><text:span text:style-name="T35">Västmanland</text:span></text:a><text:span text:style-name="T18">, </text:span><text:a xlink:type="simple" xlink:href="http://en.wikipedia.org/wiki/Sweden"><text:span text:style-name="T35">Sweden</text:span></text:a><text:span text:style-name="T18">.</text:span><text:bookmark text:name="cite_ref-9"/><text:a xlink:type="simple" xlink:href="http://en.wikipedia.org/wiki/Stibium#cite_note-9"><text:span text:style-name="T35">[8]</text:span></text:a></text:p>
      <text:h text:style-name="P66" text:outline-level="3"><text:bookmark text:name="Etymology"/>Etymology</text:h>
      <text:p text:style-name="P35"><text:span text:style-name="T18">The ancient words for antimony mostly have, as their chief meaning, </text:span><text:a xlink:type="simple" xlink:href="http://en.wikipedia.org/wiki/Kohl_(cosmetics)"><text:span text:style-name="T35">kohl</text:span></text:a><text:span text:style-name="T18">, the sulfide of antimony. </text:span><text:a xlink:type="simple" xlink:href="http://en.wikipedia.org/wiki/Pliny_the_Elder"><text:span text:style-name="T35">Pliny the Elder</text:span></text:a><text:span text:style-name="T18">, however, distinguishes between male and female forms of antimony; his male form is probably the sulfide, while the female form, which is superior, heavier, and less friable, is probably native metallic antimony.</text:span><text:bookmark text:name="cite_ref-10"/><text:a xlink:type="simple" xlink:href="http://en.wikipedia.org/wiki/Stibium#cite_note-10"><text:span text:style-name="T35">[9]</text:span></text:a></text:p>
      <text:p text:style-name="P35"><text:span text:style-name="T18">The Egyptians called antimony </text:span><text:span text:style-name="T21">mśdmt</text:span><text:span text:style-name="T18">; in </text:span><text:a xlink:type="simple" xlink:href="http://en.wikipedia.org/wiki/Hieroglyphs"><text:span text:style-name="T35">hieroglyphs</text:span></text:a><text:span text:style-name="T18">, the vowels are uncertain, but there is an Arabic tradition that the word is </text:span><text:span text:style-name="T32">ميسديميت</text:span><text:span text:style-name="T21">mesdemet</text:span><text:span text:style-name="T18">.</text:span><text:bookmark text:name="cite_ref-11"/><text:a xlink:type="simple" xlink:href="http://en.wikipedia.org/wiki/Stibium#cite_note-11">[10]</text:a><text:bookmark text:name="cite_ref-sarton_12-0"/><text:a xlink:type="simple" xlink:href="http://en.wikipedia.org/wiki/Stibium#cite_note-sarton-12">[11]</text:a><text:span text:style-name="T18"> The Greek word, </text:span><text:span text:style-name="T21">στίμμι</text:span><text:span text:style-name="T18"> </text:span><text:span text:style-name="T21">stimmi</text:span><text:span text:style-name="T18">, is probably a </text:span><text:a xlink:type="simple" xlink:href="http://en.wikipedia.org/wiki/Loan_word"><text:span text:style-name="T35">loan word</text:span></text:a><text:span text:style-name="T18"> from Arabic or Egyptian </text:span><text:span text:style-name="T21">sdm</text:span></text:p>
      <table:table table:name="Tabella2" table:style-name="Tabella2">
        <table:table-column table:style-name="Tabella2.A"/>
        <table:table-row>
          <table:table-cell table:style-name="Tabella2.A1" office:value-type="string">
            <table:table table:name="Tabella3" table:style-name="Tabella3">
              <table:table-column table:style-name="Tabella3.A"/>
              <table:table-column table:style-name="Tabella3.B"/>
              <table:table-column table:style-name="Tabella3.C"/>
              <table:table-row>
                <table:table-cell table:style-name="Tabella3.A1" office:value-type="string">
                  <text:p text:style-name="P5"><draw:frame draw:style-name="fr2" draw:name="immagini5" text:anchor-type="as-char" svg:width="0.979cm" svg:height="0.159cm" draw:z-index="2"><draw:image xlink:href="http://en.wikipedia.org/w/extensions/wikihiero/img/hiero_O34.png" xlink:type="simple" xlink:show="embed" xlink:actuate="onLoad"/></draw:frame><text:line-break/><draw:frame draw:style-name="fr2" draw:name="immagini6" text:anchor-type="as-char" svg:width="0.979cm" svg:height="0.318cm" draw:z-index="3"><draw:image xlink:href="http://en.wikipedia.org/w/extensions/wikihiero/img/hiero_D46.png" xlink:type="simple" xlink:show="embed" xlink:actuate="onLoad"/></draw:frame></text:p>
                </table:table-cell>
                <table:table-cell table:style-name="Tabella3.A1" office:value-type="string">
                  <text:p text:style-name="P5"><draw:frame draw:style-name="fr2" draw:name="immagini7" text:anchor-type="as-char" svg:width="0.926cm" svg:height="1.005cm" draw:z-index="4"><draw:image xlink:href="http://en.wikipedia.org/w/extensions/wikihiero/img/hiero_G17.png" xlink:type="simple" xlink:show="embed" xlink:actuate="onLoad"/></draw:frame></text:p>
                </table:table-cell>
                <table:table-cell table:style-name="Tabella3.A1" office:value-type="string">
                  <text:p text:style-name="P5"><draw:frame draw:style-name="fr2" draw:name="immagini8" text:anchor-type="as-char" svg:width="0.635cm" svg:height="0.503cm" draw:z-index="5"><draw:image xlink:href="http://en.wikipedia.org/w/extensions/wikihiero/img/hiero_F21.png" xlink:type="simple" xlink:show="embed" xlink:actuate="onLoad"/></draw:frame><text:line-break/><draw:frame draw:style-name="fr2" draw:name="immagini9" text:anchor-type="as-char" svg:width="1.005cm" svg:height="0.318cm" draw:z-index="6"><draw:image xlink:href="http://en.wikipedia.org/w/extensions/wikihiero/img/hiero_D4.png" xlink:type="simple" xlink:show="embed" xlink:actuate="onLoad"/></draw:frame></text:p>
                </table:table-cell>
              </table:table-row>
            </table:table>
            <text:p text:style-name="P3"/>
          </table:table-cell>
        </table:table-row>
      </table:table>
      <text:p text:style-name="P35"><text:span text:style-name="T18">, and is used by the Attic </text:span><text:a xlink:type="simple" xlink:href="http://en.wikipedia.org/wiki/Tragic"><text:span text:style-name="T35">tragic</text:span></text:a><text:span text:style-name="T18"> </text:span><text:a xlink:type="simple" xlink:href="http://en.wikipedia.org/wiki/Poet"><text:span text:style-name="T35">poets</text:span></text:a><text:span text:style-name="T18"> of the 5th century BC; later Greeks also used </text:span><text:span text:style-name="T21">στἰβι</text:span><text:span text:style-name="T18"> </text:span><text:span text:style-name="T21">stibi</text:span><text:span text:style-name="T18">, as did </text:span><text:a xlink:type="simple" xlink:href="http://en.wikipedia.org/wiki/Aulus_Cornelius_Celsus"><text:span text:style-name="T35">Celsus</text:span></text:a><text:span text:style-name="T18"> and </text:span><text:a xlink:type="simple" xlink:href="http://en.wikipedia.org/wiki/Pliny_the_Elder"><text:span text:style-name="T35">Pliny</text:span></text:a><text:span text:style-name="T18">, writing in Latin, in the first century AD. Pliny also gives the names </text:span><text:span text:style-name="T21">stimi</text:span><text:span text:style-name="T18"> [</text:span><text:span text:style-name="T21">sic</text:span><text:span text:style-name="T18">], </text:span><text:span text:style-name="T21">larbaris</text:span><text:span text:style-name="T18">, </text:span><text:a xlink:type="simple" xlink:href="http://en.wikipedia.org/wiki/Alabaster"><text:span text:style-name="T35">alabaster</text:span></text:a><text:span text:style-name="T18">, and the "very common" </text:span><text:span text:style-name="T21">platyophthalmos</text:span><text:span text:style-name="T18">, "wide-eye" (from the effect of the cosmetic). Later Latin authors adapted the word to Latin as </text:span><text:span text:style-name="T21">stibium</text:span><text:span text:style-name="T18">. The Arabic word for the substance, as opposed to the cosmetic, can appear as </text:span><text:span text:style-name="T32">تحميض، ثمود، وثمود، وثمود </text:span><text:span text:style-name="T21">ithmid, athmoud, othmod</text:span><text:span text:style-name="T18">, or </text:span><text:span text:style-name="T21">uthmod</text:span><text:span text:style-name="T18">. </text:span><text:a xlink:type="simple" xlink:href="http://en.wikipedia.org/wiki/Littré"><text:span text:style-name="T35">Littré</text:span></text:a><text:span text:style-name="T18"> suggests the first form, which is the earliest, derives from </text:span><text:span text:style-name="T21">stimmida</text:span><text:span text:style-name="T18">, (one) accusative for </text:span><text:span text:style-name="T21">stimmi</text:span><text:span text:style-name="T18">.</text:span><text:bookmark text:name="cite_ref-13"/><text:a xlink:type="simple" xlink:href="http://en.wikipedia.org/wiki/Stibium#cite_note-13"><text:span text:style-name="T35">[12]</text:span></text:a></text:p>
      <text:p text:style-name="P35"><text:span text:style-name="T18">The use of Sb as the standard chemical symbol for antimony is due to the 18th century chemical pioneer, </text:span><text:a xlink:type="simple" xlink:href="http://en.wikipedia.org/wiki/Jöns_Jakob_Berzelius"><text:span text:style-name="T35">Jöns Jakob Berzelius</text:span></text:a><text:span text:style-name="T18">, who used this abbreviation of the name </text:span><text:span text:style-name="T21">stibium</text:span><text:span text:style-name="T18">[</text:span><text:a xlink:type="simple" xlink:href="http://en.wikipedia.org/wiki/Wikipedia:Citation_needed"><text:span text:style-name="T36">citation needed</text:span></text:a><text:span text:style-name="T18">]. The medieval Latin form, from which the modern languages and late </text:span><text:a xlink:type="simple" xlink:href="http://en.wikipedia.org/wiki/Byzantine_Greek"><text:span text:style-name="T35">Byzantine Greek</text:span></text:a><text:span text:style-name="T18">, take their names, is </text:span><text:span text:style-name="T21">antimonium</text:span><text:span text:style-name="T18">. The origin of this is uncertain; all suggestions have some difficulty either of form or interpretation. The popular etymology, from </text:span><text:span text:style-name="T21">ἀντίμοναχός</text:span><text:span text:style-name="T18"> </text:span><text:span text:style-name="T21">anti-monachos</text:span><text:span text:style-name="T18"> or French </text:span><text:span text:style-name="T21">antimoine</text:span><text:span text:style-name="T18">, still has adherents; this would mean "monk-killer", and is explained by many early </text:span><text:a xlink:type="simple" xlink:href="http://en.wikipedia.org/wiki/Alchemist"><text:span text:style-name="T35">alchemists</text:span></text:a><text:span text:style-name="T18"> being monks, and antimony being poisonous.</text:span><text:bookmark text:name="cite_ref-14"/><text:a xlink:type="simple" xlink:href="http://en.wikipedia.org/wiki/Stibium#cite_note-14"><text:span text:style-name="T35">[note 3]</text:span></text:a><text:span text:style-name="T18"> So does the hypothetical Greek word </text:span><text:span text:style-name="T21">ἀντίμόνοςantimonos</text:span><text:span text:style-name="T18">, "against one", explained as "not found as metal", or "not found unalloyed".</text:span><text:bookmark text:name="cite_ref-kirk_4-1"/><text:a xlink:type="simple" xlink:href="http://en.wikipedia.org/wiki/Stibium#cite_note-kirk-4">[3]</text:a><text:bookmark text:name="cite_ref-15"/><text:a xlink:type="simple" xlink:href="http://en.wikipedia.org/wiki/Stibium#cite_note-15">[13]</text:a><text:span text:style-name="T18"> Lippmann conjectured a Greek word,</text:span><text:span text:style-name="T21">ανθήμόνιον</text:span><text:span text:style-name="T18"> </text:span><text:span text:style-name="T21">anthemonion</text:span><text:span text:style-name="T18">, which would mean "floret", and he cites several examples of related Greek words (but not that one) which describe chemical or biological </text:span><text:a xlink:type="simple" xlink:href="http://en.wikipedia.org/wiki/Efflorescence"><text:span text:style-name="T35">efflorescence</text:span></text:a><text:span text:style-name="T18">.</text:span><text:bookmark text:name="cite_ref-16"/><text:a xlink:type="simple" xlink:href="http://en.wikipedia.org/wiki/Stibium#cite_note-16"><text:span text:style-name="T35">[14]</text:span></text:a></text:p>
      <text:p text:style-name="P35"><text:span text:style-name="T18">The early uses of </text:span><text:span text:style-name="T21">antimonium</text:span><text:span text:style-name="T18"> include the translations, in 1050–1100, by </text:span><text:a xlink:type="simple" xlink:href="http://en.wikipedia.org/wiki/Constantine_the_African"><text:span text:style-name="T35">Constantine the African</text:span></text:a><text:span text:style-name="T18"> of Arabic medical treatises.</text:span><text:bookmark text:name="cite_ref-17"/><text:a xlink:type="simple" xlink:href="http://en.wikipedia.org/wiki/Stibium#cite_note-17"><text:span text:style-name="T35">[15]</text:span></text:a><text:span text:style-name="T18"> Several authorities believe that </text:span><text:span text:style-name="T21">antimonium</text:span><text:span text:style-name="T18"> is a scribal corruption of some Arabic form; Meyerhof derives it from </text:span><text:span text:style-name="T21">ithmid</text:span><text:span text:style-name="T18">;</text:span><text:bookmark text:name="cite_ref-18"/><text:a xlink:type="simple" xlink:href="http://en.wikipedia.org/wiki/Stibium#cite_note-18"><text:span text:style-name="T35">[16]</text:span></text:a><text:span text:style-name="T18"> other possibilities include </text:span><text:span text:style-name="T21">Athimar</text:span><text:span text:style-name="T18">, the Arabic name of the </text:span><text:span text:style-name="T21">metal</text:span><text:span text:style-name="T18">, and a hypothetical </text:span><text:span text:style-name="T21">as-stimmi</text:span><text:span text:style-name="T18">, derived from or parallel to the Greek.</text:span><text:bookmark text:name="cite_ref-19"/><text:a xlink:type="simple" xlink:href="http://en.wikipedia.org/wiki/Stibium#cite_note-19"><text:span text:style-name="T35">[1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 PL UMing HK"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 PL UMing H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 PL UMing H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9T22:21:31</meta:creation-date>
    <dc:date>2011-10-06T15:45:03</dc:date>
    <meta:editing-duration>PT11H4M3S</meta:editing-duration>
    <meta:editing-cycles>17</meta:editing-cycles>
    <meta:generator>LibreOffice/3.3$Linux LibreOffice_project/330m19$Build-301</meta:generator>
    <meta:document-statistic meta:table-count="3" meta:image-count="7" meta:object-count="0" meta:page-count="2" meta:paragraph-count="20" meta:word-count="978" meta:character-count="6379"/>
  </office:meta>
</office:document-meta>
</file>